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1.167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53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ce1" style:family="table-cell">
      <style:graphic-properties style:repeat="repeat"/>
      <style:text-properties fo:color="#0066c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2pt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8pt"/>
    </style:style>
    <style:style style:name="P9" style:family="paragraph">
      <style:text-properties fo:color="#0066cc"/>
    </style:style>
    <style:style style:name="P10" style:family="paragraph">
      <style:text-properties fo:color="#0066cc"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5.08cm" svg:x="8.294cm" svg:y="6.82cm">
          <text:p text:style-name="P1"><text:span text:style-name="T1">8-bit</text:span></text:p>
          <text:p text:style-name="P1"><text:span text:style-name="T1">Updn_</text:span></text:p>
          <text:p text:style-name="P1"><text:span text:style-name="T1">counter_with</text:span></text:p>
          <text:p text:style-name="P1"><text:span text:style-name="T1"><text:s/>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889cm" svg:x="6.416cm" svg:y="9.1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1" draw:id="id1" draw:layer="layout" svg:width="0.381cm" svg:height="0.508cm" svg:x="10.145cm" svg:y="1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548cm" svg:y1="13.408cm" svg:x2="10.336cm" svg:y2="12.47cm" draw:end-shape="id1" draw:end-glue-point="8" svg:d="M6548 13408v-218h3788v-720" svg:viewBox="0 0 3789 939">
          <text:p/>
        </draw:connector>
        <draw:frame draw:style-name="gr5" draw:text-style-name="P3" draw:layer="layout" svg:width="1.112cm" svg:height="0.806cm" svg:x="5.665cm" svg:y="8.452cm">
          <draw:text-box>
            <text:p><text:span text:style-name="T2">clk</text:span></text:p>
          </draw:text-box>
        </draw:frame>
        <draw:frame draw:style-name="gr6" draw:text-style-name="P3" draw:layer="layout" svg:width="2.157cm" svg:height="0.806cm" svg:x="5.5cm" svg:y="12.362cm">
          <draw:text-box>
            <text:p><text:span text:style-name="T2">reset_n</text:span></text:p>
          </draw:text-box>
        </draw:frame>
        <draw:connector draw:style-name="gr4" draw:text-style-name="P1" draw:layer="layout" svg:x1="6.61cm" svg:y1="5.982cm" svg:x2="10.262cm" svg:y2="6.82cm" draw:end-shape="id2" draw:end-glue-point="0" svg:d="M6610 5982v169h3652v669" svg:viewBox="0 0 3653 839">
          <text:p/>
        </draw:connector>
        <draw:frame draw:style-name="gr7" draw:text-style-name="P3" draw:layer="layout" svg:width="1.988cm" svg:height="0.806cm" svg:x="5.246cm" svg:y="5.55cm">
          <draw:text-box>
            <text:p><text:span text:style-name="T2">enable</text:span></text:p>
          </draw:text-box>
        </draw:frame>
        <draw:line draw:style-name="gr4" draw:text-style-name="P1" draw:layer="layout" svg:x1="12.231cm" svg:y1="8.09cm" svg:x2="15.025cm" svg:y2="8.09cm">
          <text:p/>
        </draw:line>
        <draw:frame draw:style-name="gr8" draw:text-style-name="P3" draw:layer="layout" svg:width="4.443cm" svg:height="0.806cm" svg:x="12.974cm" svg:y="8.098cm">
          <draw:text-box>
            <text:p><text:span text:style-name="T2">[width-1] count</text:span></text:p>
          </draw:text-box>
        </draw:frame>
        <draw:frame draw:style-name="gr9" draw:text-style-name="P5" draw:layer="layout" svg:width="13.134cm" svg:height="1.119cm" svg:x="4.806cm" svg:y="2.986cm">
          <draw:text-box>
            <text:p text:style-name="P4"><text:span text:style-name="T3">Module of updn_counter with load</text:span></text:p>
          </draw:text-box>
        </draw:frame>
        <draw:line draw:style-name="gr4" draw:text-style-name="P1" draw:layer="layout" svg:x1="6.616cm" svg:y1="11.537cm" svg:x2="8.267cm" svg:y2="11.537cm">
          <text:p/>
        </draw:line>
        <draw:frame draw:style-name="gr10" draw:text-style-name="P3" draw:layer="layout" svg:width="3.999cm" svg:height="0.806cm" svg:x="3.927cm" svg:y="11.464cm">
          <draw:text-box>
            <text:p><text:span text:style-name="T2">[width-1]data_in</text:span></text:p>
          </draw:text-box>
        </draw:frame>
        <draw:line draw:style-name="gr4" draw:text-style-name="P1" draw:layer="layout" svg:x1="6.743cm" svg:y1="7.835cm" svg:x2="8.394cm" svg:y2="7.835cm">
          <text:p/>
        </draw:line>
        <draw:frame draw:style-name="gr7" draw:text-style-name="P3" draw:layer="layout" svg:width="1.988cm" svg:height="0.806cm" svg:x="6.235cm" svg:y="7.227cm">
          <draw:text-box>
            <text:p><text:span text:style-name="T2">load_n</text:span></text:p>
          </draw:text-box>
        </draw:frame>
        <draw:line draw:style-name="gr4" draw:text-style-name="P1" draw:layer="layout" svg:x1="6.715cm" svg:y1="10.652cm" svg:x2="8.239cm" svg:y2="10.652cm">
          <text:p/>
        </draw:line>
        <draw:frame draw:style-name="gr11" draw:text-style-name="P3" draw:layer="layout" svg:width="1.878cm" svg:height="0.806cm" svg:x="5.426cm" svg:y="10.498cm">
          <draw:text-box>
            <text:p><text:span text:style-name="T2">up_dn</text:span></text:p>
          </draw:text-box>
        </draw:frame>
      </draw:page>
      <draw:page draw:name="page2" draw:style-name="dp1" draw:master-page-name="Default">
        <draw:frame draw:style-name="gr12" draw:text-style-name="P7" draw:layer="layout" svg:width="12.101cm" svg:height="1.119cm" svg:x="5.253cm" svg:y="1.955cm">
          <draw:text-box>
            <text:p text:style-name="P6"><text:span text:style-name="T3">updn_counter_load description</text:span></text:p>
          </draw:text-box>
        </draw:frame>
        <draw:frame draw:style-name="standard" draw:layer="layout" svg:width="18.161cm" svg:height="13.412cm" svg:x="1.893cm" svg:y="4.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<text:s text:c="4"/></text:span></text:p>
                <text:p text:style-name="P8"><text:span text:style-name="T4"><text:s text:c="6"/></text:span><text:span text:style-name="T4">signal</text:span></text:p>
              </table:table-cell>
              <table:table-cell>
                <text:p text:style-name="P8"><text:span text:style-name="T4"/></text:p>
                <text:p text:style-name="P8"><text:span text:style-name="T4"><text:s text:c="5"/></text:span><text:span text:style-name="T4">direction</text:span></text:p>
              </table:table-cell>
              <table:table-cell>
                <text:p text:style-name="P8"><text:span text:style-name="T4"/></text:p>
                <text:p text:style-name="P8"><text:span text:style-name="T4"><text:s text:c="8"/></text:span><text:span text:style-name="T4">width</text:span></text:p>
              </table:table-cell>
              <table:table-cell>
                <text:p text:style-name="P8"><text:span text:style-name="T4"/></text:p>
                <text:p text:style-name="P8"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clk</text:span></text:p>
              </table:table-cell>
              <table:table-cell>
                <text:p text:style-name="P8"><text:span text:style-name="T4">input</text:span></text:p>
              </table:table-cell>
              <table:table-cell>
                <text:p text:style-name="P8"><text:span text:style-name="T4"><text:s text:c="6"/></text:span><text:span text:style-name="T4">1 bit</text:span></text:p>
              </table:table-cell>
              <table:table-cell>
                <text:p text:style-name="P8"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enable</text:span></text:p>
              </table:table-cell>
              <table:table-cell>
                <text:p text:style-name="P8"><text:span text:style-name="T4">input</text:span></text:p>
              </table:table-cell>
              <table:table-cell>
                <text:p text:style-name="P8"><text:span text:style-name="T4"><text:s text:c="6"/></text:span><text:span text:style-name="T4">1 bit</text:span></text:p>
              </table:table-cell>
              <table:table-cell>
                <text:p text:style-name="P8"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reset</text:span></text:p>
              </table:table-cell>
              <table:table-cell>
                <text:p text:style-name="P8"><text:span text:style-name="T4">input</text:span></text:p>
              </table:table-cell>
              <table:table-cell>
                <text:p text:style-name="P8"><text:span text:style-name="T4"><text:s text:c="6"/></text:span><text:span text:style-name="T4">1 bit</text:span></text:p>
              </table:table-cell>
              <table:table-cell>
                <text:p text:style-name="P8"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load</text:span></text:p>
              </table:table-cell>
              <table:table-cell>
                <text:p text:style-name="P8"><text:span text:style-name="T4">input</text:span></text:p>
              </table:table-cell>
              <table:table-cell>
                <text:p text:style-name="P8"><text:span text:style-name="T4"><text:s text:c="6"/></text:span><text:span text:style-name="T4">1 bit </text:span></text:p>
              </table:table-cell>
              <table:table-cell>
                <text:p text:style-name="P8"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 text:style-name="P9">up_dn</text:p>
              </table:table-cell>
              <table:table-cell>
                <text:p text:style-name="P9">input</text:p>
              </table:table-cell>
              <table:table-cell>
                <text:p text:style-name="P9"><text:s text:c="6"/>1 bit</text:p>
              </table:table-cell>
              <table:table-cell>
                <text:p text:style-name="P9">1 bit input data</text:p>
              </table:table-cell>
            </table:table-row>
            <table:table-row table:style-name="ro1" table:default-cell-style-name="ce1">
              <table:table-cell>
                <text:p text:style-name="P10">data_in</text:p>
              </table:table-cell>
              <table:table-cell>
                <text:p text:style-name="P10">input</text:p>
              </table:table-cell>
              <table:table-cell>
                <text:p text:style-name="P10"><text:s text:c="7"/>8 bit</text:p>
              </table:table-cell>
              <table:table-cell>
                <text:p text:style-name="P10">8 bit input data</text:p>
              </table:table-cell>
            </table:table-row>
            <table:table-row table:style-name="ro3" table:default-cell-style-name="ce1">
              <table:table-cell>
                <text:p text:style-name="P8"><text:span text:style-name="T4">data_out</text:span></text:p>
              </table:table-cell>
              <table:table-cell>
                <text:p text:style-name="P8"><text:span text:style-name="T4">output</text:span></text:p>
              </table:table-cell>
              <table:table-cell>
                <text:p text:style-name="P8"><text:span text:style-name="T4"><text:s text:c="6"/></text:span><text:span text:style-name="T4">8 bit</text:span></text:p>
              </table:table-cell>
              <table:table-cell>
                <text:p text:style-name="P8"><text:span text:style-name="T4">8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2" draw:text-style-name="P7" draw:layer="layout" svg:width="12.101cm" svg:height="1.119cm" svg:x="5.253cm" svg:y="1.955cm">
          <draw:text-box>
            <text:p><text:span text:style-name="T3">updn_counter_load description</text:span></text:p>
          </draw:text-box>
        </draw:frame>
        <draw:frame draw:style-name="standard" draw:layer="layout" svg:width="18.161cm" svg:height="11.729cm" svg:x="1.893cm" svg:y="4.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<text:s text:c="4"/></text:span></text:p>
                <text:p><text:span text:style-name="T4"><text:s text:c="6"/></text:span><text:span text:style-name="T4">signal</text:span></text:p>
              </table:table-cell>
              <table:table-cell>
                <text:p><text:span text:style-name="T4"/></text:p>
                <text:p><text:span text:style-name="T4"><text:s text:c="5"/></text:span><text:span text:style-name="T4">direction</text:span></text:p>
              </table:table-cell>
              <table:table-cell>
                <text:p><text:span text:style-name="T4"/></text:p>
                <text:p><text:span text:style-name="T4"><text:s text:c="8"/></text:span><text:span text:style-name="T4">width</text:span></text:p>
              </table:table-cell>
              <table:table-cell>
                <text:p><text:span text:style-name="T4"/></text:p>
                <text:p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><text:span text:style-name="T4">clk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4">enable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reset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load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 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 text:style-name="P9">data_in</text:p>
              </table:table-cell>
              <table:table-cell>
                <text:p text:style-name="P9">input</text:p>
              </table:table-cell>
              <table:table-cell>
                <text:p text:style-name="P9"><text:s text:c="7"/>8 bit</text:p>
              </table:table-cell>
              <table:table-cell>
                <text:p text:style-name="P9">8 bit input data</text:p>
              </table:table-cell>
            </table:table-row>
            <table:table-row table:style-name="ro3" table:default-cell-style-name="ce1">
              <table:table-cell>
                <text:p><text:span text:style-name="T4">data_out</text:span></text:p>
              </table:table-cell>
              <table:table-cell>
                <text:p><text:span text:style-name="T4">output</text:span></text:p>
              </table:table-cell>
              <table:table-cell>
                <text:p><text:span text:style-name="T4"><text:s text:c="6"/></text:span><text:span text:style-name="T4">8 bit</text:span></text:p>
              </table:table-cell>
              <table:table-cell>
                <text:p><text:span text:style-name="T4">8 output data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8:43:46.158503355</meta:creation-date>
    <dc:date>2016-11-08T09:51:00.549350748</dc:date>
    <meta:editing-duration>PT47M53S</meta:editing-duration>
    <meta:editing-cycles>3</meta:editing-cycles>
    <meta:generator>LibreOffice/4.3.7.2$Linux_X86_64 LibreOffice_project/430$Build-2</meta:generator>
    <meta:document-statistic meta:object-count="21"/>
  </office:meta>
</office:document-meta>
</file>